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cm" fo:min-width="2.691cm"/>
    </style:style>
    <style:style style:name="gr2" style:family="graphic" style:parent-style-name="standard">
      <style:graphic-properties draw:textarea-horizontal-align="justify" draw:textarea-vertical-align="middle" draw:auto-grow-height="false" fo:min-height="0.8cm" fo:min-width="2.693cm"/>
    </style:style>
    <style:style style:name="gr3" style:family="graphic" style:parent-style-name="standard">
      <style:graphic-properties draw:textarea-horizontal-align="justify" draw:textarea-vertical-align="middle" draw:auto-grow-height="false" fo:min-height="0.802cm" fo:min-width="2.691cm"/>
    </style:style>
    <style:style style:name="gr4" style:family="graphic" style:parent-style-name="standard">
      <style:graphic-properties draw:textarea-horizontal-align="justify" draw:textarea-vertical-align="middle" draw:auto-grow-height="false" fo:min-height="0.802cm" fo:min-width="2.692cm"/>
    </style:style>
    <style:style style:name="gr5" style:family="graphic" style:parent-style-name="standard">
      <style:graphic-properties draw:textarea-horizontal-align="justify" draw:textarea-vertical-align="middle" draw:auto-grow-height="false" fo:min-height="0.799cm" fo:min-width="2.69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33cm" fo:min-width="1.98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5cm" fo:min-width="4.66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203cm" fo:min-width="1.552cm"/>
    </style:style>
    <style:style style:name="gr10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1" style:family="graphic" style:parent-style-name="standard">
      <style:graphic-properties draw:textarea-horizontal-align="justify" draw:textarea-vertical-align="middle" draw:auto-grow-height="false" fo:min-height="2.202cm" fo:min-width="1.55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5.63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99cm" fo:min-width="2.6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4cm" fo:min-width="1.71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4cm" fo:min-width="1.71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2cm" fo:min-width="1.7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7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1.71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4cm" fo:min-width="1.715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097cm" fo:min-width="0cm"/>
    </style:style>
    <style:style style:name="gr21" style:family="graphic" style:parent-style-name="standard">
      <style:graphic-properties draw:textarea-horizontal-align="justify" draw:textarea-vertical-align="middle" draw:auto-grow-height="false" fo:min-height="0.101cm" fo:min-width="0cm"/>
    </style:style>
    <style:style style:name="gr22" style:family="graphic" style:parent-style-name="standard">
      <style:graphic-properties draw:textarea-horizontal-align="justify" draw:textarea-vertical-align="middle" draw:auto-grow-height="false" fo:min-height="0.099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85cm" fo:min-width="1.651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standard">
      <style:graphic-properties draw:stroke="none" draw:fill="none" fo:min-height="3.227cm"/>
      <style:paragraph-properties style:writing-mode="lr-tb"/>
    </style:style>
    <style:style style:name="gr26" style:family="graphic" style:parent-style-name="Object_20_with_20_no_20_fill_20_and_20_no_20_line">
      <style:graphic-properties draw:textarea-vertical-align="middle" draw:ole-draw-aspect="1" style:protect="size"/>
    </style:style>
    <style:style style:name="gr27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8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4cm" fo:min-width="1.12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4cm" fo:min-width="1.12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4cm" fo:min-width="1.126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1cm" fo:min-width="1.127cm"/>
      <style:paragraph-properties style:writing-mode="lr-tb"/>
    </style:style>
    <style:style style:name="gr33" style:family="graphic" style:parent-style-name="objectwithoutfill">
      <style:graphic-properties draw:fill="solid" draw:textarea-vertical-align="middle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style:paragraph-properties fo:text-align="center" style:writing-mode="lr-tb"/>
      <style:text-properties fo:language="en" fo:country="GB"/>
    </style:style>
    <style:style style:name="P3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4" style:family="paragraph">
      <loext:graphic-properties draw:fill="none"/>
      <style:paragraph-properties fo:text-align="center"/>
      <style:text-properties fo:language="en" fo:country="GB"/>
    </style:style>
    <style:style style:name="P5" style:family="paragraph">
      <style:paragraph-properties fo:text-align="center" style:writing-mode="lr-tb"/>
      <style:text-properties fo:font-size="18pt" fo:language="en" fo:country="GB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font-size="18pt" fo:language="en" fo:country="GB"/>
    </style:style>
    <style:style style:name="T3" style:family="text">
      <style:text-properties style:text-position="-33% 58%" fo:font-size="18pt" fo:language="en" fo:country="GB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191cm" svg:height="1.05cm" svg:x="10.006cm" svg:y="1.7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3.193cm" svg:height="1.05cm" svg:x="19.154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191cm" svg:height="1.052cm" svg:x="10.006cm" svg:y="9.21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3.192cm" svg:height="1.052cm" svg:x="19.344cm" svg:y="9.2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5" draw:id="id5" draw:layer="layout" svg:width="3.192cm" svg:height="1.049cm" draw:transform="rotate (1.5707963267949) translate (15.851cm 7.527cm)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0.006cm" svg:y1="2.303cm" svg:x2="6.852cm" svg:y2="4.337cm" draw:start-shape="id1" draw:start-glue-point="3" draw:end-shape="id2" draw:end-glue-point="4" svg:d="M10006 2303h-3154v2034" svg:viewBox="0 0 3155 2035">
          <text:p/>
        </draw:connector>
        <draw:connector draw:style-name="gr6" draw:text-style-name="P1" draw:layer="layout" svg:x1="6.852cm" svg:y1="7.848cm" svg:x2="10.006cm" svg:y2="9.737cm" draw:start-shape="id2" draw:start-glue-point="8" draw:end-shape="id3" draw:end-glue-point="3" svg:d="M6852 7848v1889h3154" svg:viewBox="0 0 3155 1890">
          <text:p/>
        </draw:connector>
        <draw:connector draw:style-name="gr6" draw:text-style-name="P1" draw:layer="layout" svg:x1="13.197cm" svg:y1="9.737cm" svg:x2="19.344cm" svg:y2="9.737cm" draw:start-shape="id3" draw:start-glue-point="1" draw:end-shape="id4" draw:end-glue-point="3" svg:d="M13197 9737h6147" svg:viewBox="0 0 6148 1">
          <text:p/>
        </draw:connector>
        <draw:connector draw:style-name="gr6" draw:text-style-name="P1" draw:layer="layout" svg:x1="16.375cm" svg:y1="7.527cm" svg:x2="19.344cm" svg:y2="9.737cm" draw:start-shape="id5" draw:start-glue-point="3" draw:end-shape="id4" draw:end-glue-point="3" svg:d="M16375 7527v2210h2969" svg:viewBox="0 0 2970 2211">
          <text:p/>
        </draw:connector>
        <draw:connector draw:style-name="gr6" draw:text-style-name="P1" draw:layer="layout" svg:x1="19.154cm" svg:y1="2.303cm" svg:x2="16.375cm" svg:y2="4.335cm" draw:start-shape="id6" draw:start-glue-point="3" draw:end-shape="id5" draw:end-glue-point="1" svg:d="M19154 2303h-2779v2032" svg:viewBox="0 0 2780 2033">
          <text:p/>
        </draw:connector>
        <draw:custom-shape draw:style-name="gr7" draw:text-style-name="P2" xml:id="id2" draw:id="id2" draw:layer="layout" svg:width="3.512cm" svg:height="3.511cm" svg:x="5.096cm" svg:y="4.337cm">
          <text:p text:style-name="P2"><text:span text:style-name="T1">+</text:span></text:p>
          <text:p text:style-name="P2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5.168cm" svg:height="1.895cm" svg:x="26.3cm" svg:y="6.9cm">
          <draw:text-box>
            <text:p><text:span text:style-name="T2">I</text:span><text:span text:style-name="T3">b</text:span><text:span text:style-name="T2"> = K</text:span><text:span text:style-name="T3">b</text:span><text:span text:style-name="T2"> V</text:span><text:span text:style-name="T3">b</text:span></text:p>
          </draw:text-box>
        </draw:frame>
        <draw:g xml:id="id9" draw:id="id9">
          <draw:custom-shape draw:style-name="gr9" draw:text-style-name="P1" draw:layer="layout" svg:width="4.103cm" svg:height="4.905cm" svg:x="22.969cm" svg:y="3.5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0" draw:text-style-name="P4" draw:layer="layout" svg:x1="25.015cm" svg:y1="4.977cm" svg:x2="25.015cm" svg:y2="7.388cm">
            <text:p/>
          </draw:line>
        </draw:g>
        <draw:custom-shape draw:style-name="gr11" draw:text-style-name="P5" xml:id="id7" draw:id="id7" draw:layer="layout" svg:width="4.102cm" svg:height="4.904cm" svg:x="14.307cm" svg:y="11.249cm">
          <text:p text:style-name="P5"><text:span text:style-name="T2">+</text:span></text:p>
          <text:p text:style-name="P5"><text:span text:style-name="T2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2" draw:text-style-name="P3" draw:layer="layout" svg:width="6.137cm" svg:height="2.122cm" svg:x="17.574cm" svg:y="14.931cm">
          <draw:text-box>
            <text:p><text:span text:style-name="T4">V</text:span><text:span text:style-name="T5">d</text:span><text:span text:style-name="T4"> = K</text:span><text:span text:style-name="T5">d</text:span><text:span text:style-name="T4"> I</text:span><text:span text:style-name="T5">d</text:span><text:span text:style-name="T2"> </text:span></text:p>
          </draw:text-box>
        </draw:frame>
        <draw:connector draw:style-name="gr6" draw:text-style-name="P6" draw:layer="layout" svg:x1="13.197cm" svg:y1="9.737cm" svg:x2="16.358cm" svg:y2="11.249cm" draw:start-shape="id3" draw:start-glue-point="1" draw:end-shape="id7" draw:end-glue-point="4" svg:d="M13197 9737h3161v1512" svg:viewBox="0 0 3162 1513">
          <text:p/>
        </draw:connector>
        <draw:connector draw:style-name="gr6" draw:text-style-name="P6" draw:layer="layout" svg:x1="13.197cm" svg:y1="2.303cm" svg:x2="16.375cm" svg:y2="4.335cm" draw:start-shape="id1" draw:start-glue-point="1" draw:end-shape="id5" draw:end-glue-point="1" svg:d="M13197 2303h3178v2032" svg:viewBox="0 0 3179 2033">
          <text:p/>
        </draw:connector>
        <draw:connector draw:style-name="gr6" draw:text-style-name="P6" draw:layer="layout" svg:x1="22.536cm" svg:y1="9.737cm" svg:x2="24.699cm" svg:y2="9.794cm" draw:start-shape="id4" draw:start-glue-point="1" draw:end-shape="id8" draw:end-glue-point="6" svg:d="M22536 9737h1081v57h1082" svg:viewBox="0 0 2164 58">
          <text:p/>
        </draw:connector>
        <draw:connector draw:style-name="gr6" draw:text-style-name="P6" draw:layer="layout" svg:x1="22.347cm" svg:y1="2.303cm" svg:x2="25.02cm" svg:y2="3.552cm" draw:start-shape="id6" draw:start-glue-point="1" draw:end-shape="id9" draw:end-glue-point="0" svg:d="M22347 2303h2673v1249" svg:viewBox="0 0 2674 1250">
          <text:p/>
        </draw:connector>
        <draw:custom-shape draw:style-name="gr2" draw:text-style-name="P1" xml:id="id10" draw:id="id10" draw:layer="layout" svg:width="3.193cm" svg:height="1.05cm" svg:x="10.002cm" svg:y="17.0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xml:id="id11" draw:id="id11" draw:layer="layout" svg:width="3.191cm" svg:height="1.049cm" draw:transform="rotate (1.5707963267949) translate (6.32cm 15.149cm)">
          <text:p/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3.195cm" svg:y1="17.551cm" svg:x2="16.358cm" svg:y2="16.153cm" draw:start-shape="id10" draw:start-glue-point="1" draw:end-shape="id7" draw:end-glue-point="6" svg:d="M13195 17551h3163v-1398" svg:viewBox="0 0 3164 1399">
          <text:p/>
        </draw:connector>
        <draw:connector draw:style-name="gr6" draw:text-style-name="P6" draw:layer="layout" svg:x1="6.844cm" svg:y1="11.958cm" svg:x2="10.006cm" svg:y2="9.737cm" draw:start-shape="id11" draw:start-glue-point="1" draw:end-shape="id3" draw:end-glue-point="3" svg:d="M6844 11958v-2221h3162" svg:viewBox="0 0 3163 2222">
          <text:p/>
        </draw:connector>
        <draw:connector draw:style-name="gr6" draw:text-style-name="P6" draw:layer="layout" svg:x1="6.844cm" svg:y1="15.149cm" svg:x2="10.002cm" svg:y2="17.551cm" draw:start-shape="id11" draw:start-glue-point="3" draw:end-shape="id10" draw:end-glue-point="3" svg:d="M6844 15149v2402h3158" svg:viewBox="0 0 3159 2403">
          <text:p/>
        </draw:connector>
        <draw:frame draw:style-name="gr14" draw:text-style-name="P7" draw:layer="layout" svg:width="2.214cm" svg:height="2.124cm" svg:x="10.705cm" svg:y="2.828cm">
          <draw:text-box>
            <text:p>R<text:span text:style-name="T6">1</text:span></text:p>
          </draw:text-box>
        </draw:frame>
        <draw:frame draw:style-name="gr15" draw:text-style-name="P7" draw:layer="layout" svg:width="2.216cm" svg:height="2.124cm" svg:x="10.66cm" svg:y="18.076cm">
          <draw:text-box>
            <text:p>R<text:span text:style-name="T6">7</text:span></text:p>
          </draw:text-box>
        </draw:frame>
        <draw:frame draw:style-name="gr16" draw:text-style-name="P7" draw:layer="layout" svg:width="2.215cm" svg:height="2.122cm" svg:x="19.942cm" svg:y="10.263cm">
          <draw:text-box>
            <text:p>R<text:span text:style-name="T6">5</text:span></text:p>
          </draw:text-box>
        </draw:frame>
        <draw:frame draw:style-name="gr17" draw:text-style-name="P7" draw:layer="layout" svg:width="2.214cm" svg:height="2.122cm" svg:x="10.572cm" svg:y="10.263cm">
          <draw:text-box>
            <text:p>R<text:span text:style-name="T6">4</text:span></text:p>
          </draw:text-box>
        </draw:frame>
        <draw:frame draw:style-name="gr18" draw:text-style-name="P7" draw:layer="layout" svg:width="2.214cm" svg:height="2.123cm" svg:x="17.042cm" svg:y="5.184cm">
          <draw:text-box>
            <text:p>R<text:span text:style-name="T6">3</text:span></text:p>
          </draw:text-box>
        </draw:frame>
        <draw:frame draw:style-name="gr19" draw:text-style-name="P7" draw:layer="layout" svg:width="2.215cm" svg:height="2.124cm" svg:x="19.763cm" svg:y="2.828cm">
          <draw:text-box>
            <text:p>R<text:span text:style-name="T6">2</text:span></text:p>
          </draw:text-box>
        </draw:frame>
        <draw:frame draw:style-name="gr15" draw:text-style-name="P7" draw:layer="layout" svg:width="2.216cm" svg:height="2.124cm" svg:x="4.457cm" svg:y="12.695cm">
          <draw:text-box>
            <text:p>R<text:span text:style-name="T6">6</text:span></text:p>
          </draw:text-box>
        </draw:frame>
        <draw:custom-shape draw:style-name="gr20" draw:text-style-name="P6" draw:layer="layout" svg:width="0.446cm" svg:height="0.491cm" svg:x="16.119cm" svg:y="9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8" draw:id="id8" draw:layer="layout" svg:width="0.445cm" svg:height="0.495cm" svg:x="24.699cm" svg:y="9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446cm" svg:height="0.491cm" svg:x="16.12cm" svg:y="17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6" draw:layer="layout" svg:width="0.446cm" svg:height="0.493cm" svg:x="16.12cm" svg:y="2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6" xml:id="id12" draw:id="id12" draw:layer="layout" svg:width="0.445cm" svg:height="0.495cm" svg:x="6.592cm" svg:y="9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7" draw:layer="layout" svg:width="2.151cm" svg:height="4.835cm" svg:x="14.19cm" svg:y="4.168cm">
          <draw:text-box>
            <text:p>+</text:p>
            <text:p>V<text:span text:style-name="T6">b</text:span></text:p>
            <text:p>-</text:p>
          </draw:text-box>
        </draw:frame>
        <draw:line draw:style-name="gr24" draw:text-style-name="P8" draw:layer="layout" svg:x1="8.072cm" svg:y1="11.959cm" svg:x2="8.072cm" svg:y2="15.555cm">
          <text:p/>
        </draw:line>
        <draw:frame draw:style-name="gr25" draw:text-style-name="P9" draw:layer="layout" svg:width="3.5cm" svg:height="3.477cm" svg:x="8.045cm" svg:y="12.689cm">
          <draw:text-box>
            <text:p><text:span text:style-name="T4">I</text:span><text:span text:style-name="T5">d</text:span></text:p>
          </draw:text-box>
        </draw:frame>
        <draw:frame draw:style-name="gr26" draw:text-style-name="P6" draw:layer="layout" svg:width="2.703cm" svg:height="0.802cm" svg:x="2cm" svg:y="5.1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 xml:id="id13" draw:id="id13">
          <draw:line draw:style-name="gr27" draw:text-style-name="P8" draw:layer="layout" svg:x1="5.335cm" svg:y1="11.045cm" svg:x2="3cm" svg:y2="11.066cm">
            <text:p/>
          </draw:line>
          <draw:line draw:style-name="gr27" draw:text-style-name="P8" draw:layer="layout" svg:x1="5.337cm" svg:y1="11.034cm" svg:x2="3.002cm" svg:y2="11.055cm">
            <text:p/>
          </draw:line>
          <draw:line draw:style-name="gr27" draw:text-style-name="P8" draw:layer="layout" svg:x1="3.639cm" svg:y1="11.514cm" svg:x2="4.799cm" svg:y2="11.514cm">
            <text:p/>
          </draw:line>
          <draw:line draw:style-name="gr27" draw:text-style-name="P8" draw:layer="layout" svg:x1="3.951cm" svg:y1="11.916cm" svg:x2="4.509cm" svg:y2="11.916cm">
            <text:p/>
          </draw:line>
          <draw:line draw:style-name="gr27" draw:text-style-name="P8" draw:layer="layout" svg:x1="4.2cm" svg:y1="11.017cm" svg:x2="4.21cm" svg:y2="9.98cm">
            <text:p/>
          </draw:line>
        </draw:g>
        <draw:connector draw:style-name="gr28" draw:text-style-name="P6" draw:layer="layout" draw:line-skew="0cm 0.37cm" svg:x1="6.592cm" svg:y1="9.794cm" svg:x2="4.168cm" svg:y2="9.98cm" draw:start-shape="id12" draw:start-glue-point="6" draw:end-shape="id13" draw:end-glue-point="0" svg:d="M6592 9794h-603v6h-1821v180" svg:viewBox="0 0 2425 187">
          <text:p/>
        </draw:connector>
        <draw:frame draw:style-name="gr29" draw:text-style-name="P7" draw:layer="layout" svg:width="1.625cm" svg:height="1.834cm" svg:x="5.971cm" svg:y="0.469cm">
          <draw:text-box>
            <text:p>1</text:p>
          </draw:text-box>
        </draw:frame>
        <draw:frame draw:style-name="gr30" draw:text-style-name="P7" draw:layer="layout" svg:width="1.627cm" svg:height="1.834cm" svg:x="15.723cm" svg:y="0.653cm">
          <draw:text-box>
            <text:p>2</text:p>
          </draw:text-box>
        </draw:frame>
        <draw:frame draw:style-name="gr29" draw:text-style-name="P7" draw:layer="layout" svg:width="1.625cm" svg:height="1.834cm" svg:x="24.582cm" svg:y="0.877cm">
          <draw:text-box>
            <text:p>3</text:p>
          </draw:text-box>
        </draw:frame>
        <draw:frame draw:style-name="gr31" draw:text-style-name="P7" draw:layer="layout" svg:width="1.626cm" svg:height="1.834cm" svg:x="16.376cm" svg:y="8.092cm">
          <draw:text-box>
            <text:p>5</text:p>
          </draw:text-box>
        </draw:frame>
        <draw:custom-shape draw:style-name="gr20" draw:text-style-name="P6" draw:layer="layout" svg:width="0.446cm" svg:height="0.491cm" svg:x="6.7cm" svg:y="2.0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7" draw:layer="layout" svg:width="1.626cm" svg:height="1.834cm" svg:x="6.083cm" svg:y="17.693cm">
          <draw:text-box>
            <text:p>7</text:p>
          </draw:text-box>
        </draw:frame>
        <draw:frame draw:style-name="gr30" draw:text-style-name="P7" draw:layer="layout" svg:width="1.627cm" svg:height="1.834cm" svg:x="15.499cm" svg:y="17.734cm">
          <draw:text-box>
            <text:p>8</text:p>
          </draw:text-box>
        </draw:frame>
        <draw:frame draw:style-name="gr32" draw:text-style-name="P7" draw:layer="layout" svg:width="1.627cm" svg:height="1.831cm" svg:x="24.955cm" svg:y="8.857cm">
          <draw:text-box>
            <text:p>6</text:p>
          </draw:text-box>
        </draw:frame>
        <draw:custom-shape draw:style-name="gr20" draw:text-style-name="P6" draw:layer="layout" svg:width="0.446cm" svg:height="0.491cm" svg:x="6.702cm" svg:y="17.2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6" draw:layer="layout" svg:width="0.447cm" svg:height="0.491cm" svg:x="24.751cm" svg:y="2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10" draw:layer="layout" svg:x1="24.973cm" svg:y1="9.999cm" svg:x2="24.973cm" svg:y2="8.42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9T11:15:15.315379379</meta:creation-date>
    <dc:date>2021-04-06T23:04:36.106826216</dc:date>
    <meta:editing-duration>PT26M8S</meta:editing-duration>
    <meta:editing-cycles>7</meta:editing-cycles>
    <meta:generator>LibreOffice/6.4.6.2$Linux_X86_64 LibreOffice_project/40$Build-2</meta:generator>
    <meta:document-statistic meta:object-count="60"/>
  </office:meta>
</office:document-meta>
</file>

<file path=Object 1/content.xml><?xml version="1.0" encoding="utf-8"?>
<math xmlns="http://www.w3.org/1998/Math/MathML" display="block">
  <semantics>
    <mrow>
      <msub>
        <mi>v</mi>
        <mi>s</mi>
      </msub>
      <mrow>
        <mrow>
          <mo fence="true" stretchy="false">(</mo>
          <mrow>
            <mi>t</mi>
          </mrow>
          <mo fence="true" stretchy="false">)</mo>
        </mrow>
        <mo stretchy="false">=</mo>
        <msub>
          <mi>V</mi>
          <mi>s</mi>
        </msub>
      </mrow>
    </mrow>
    <annotation encoding="StarMath 5.0">v_s( t)  = V_s
</annotation>
  </semantics>
</math>
</file>